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47EF00003F90FAD31C99.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top="0cm" fo:margin-bottom="0.353cm" fo:line-height="115%" fo:text-align="center" style:justify-single-word="false" style:text-autospace="none"/>
      <style:text-properties style:font-name="Arial" fo:font-size="16pt" fo:language="none" fo:country="none" style:text-underline-style="solid" style:text-underline-width="auto" style:text-underline-color="font-color" style:font-size-asian="16pt" style:font-size-complex="16pt"/>
    </style:style>
    <style:style style:name="P2" style:family="paragraph" style:parent-style-name="Standard" style:list-style-name="">
      <style:paragraph-properties fo:margin-top="0cm" fo:margin-bottom="0.353cm" fo:line-height="115%" style:text-autospace="none"/>
      <style:text-properties style:font-name="Arial"/>
    </style:style>
    <style:style style:name="P3" style:family="paragraph" style:parent-style-name="Standard" style:list-style-name="">
      <style:paragraph-properties fo:margin-top="0cm" fo:margin-bottom="0.353cm" fo:line-height="115%" style:text-autospace="none"/>
      <style:text-properties style:font-name="Arial" fo:font-size="9pt" fo:language="none" fo:country="none" style:text-underline-style="none" fo:font-weight="normal" style:font-size-asian="9pt" style:font-weight-asian="normal" style:font-size-complex="9pt" style:font-weight-complex="normal"/>
    </style:style>
    <style:style style:name="P4" style:family="paragraph" style:parent-style-name="Standard" style:list-style-name="">
      <style:paragraph-properties fo:margin-top="0cm" fo:margin-bottom="0.353cm" fo:line-height="115%" style:text-autospace="none"/>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5" style:family="paragraph" style:parent-style-name="Standard" style:list-style-name="">
      <style:paragraph-properties fo:margin-top="0cm" fo:margin-bottom="0.353cm" fo:line-height="100%" fo:text-align="center" style:justify-single-word="false" style:text-autospace="none"/>
      <style:text-properties style:font-name="Arial"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
      <style:paragraph-properties fo:margin-top="0cm" fo:margin-bottom="0.353cm" fo:line-height="115%" style:text-autospace="none"/>
      <style:text-properties style:font-name="Arial" fo:font-size="12pt" fo:language="none" fo:country="none" style:text-underline-style="none" fo:font-weight="bold" style:font-name-asian="Arial1" style:font-size-asian="12pt" style:font-weight-asian="bold" style:font-name-complex="Arial1" style:font-size-complex="12pt" style:font-weight-complex="bold"/>
    </style:style>
    <style:style style:name="P7"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8" style:family="paragraph" style:parent-style-name="Standard" style:list-style-name="RTF_5f_Num_20_2">
      <style:paragraph-properties fo:margin-left="1.27cm" fo:margin-right="0cm" fo:margin-top="0cm" fo:margin-bottom="0.353cm" fo:line-height="115%" fo:text-indent="-0.635cm" style:auto-text-indent="false" style:text-autospace="none">
        <style:tab-stops/>
      </style:paragraph-properties>
      <style:text-properties style:font-name="Arial"/>
    </style:style>
    <style:style style:name="P9" style:family="paragraph" style:parent-style-name="Standard" style:list-style-name="">
      <style:paragraph-properties fo:margin-left="0.635cm" fo:margin-right="0cm" fo:margin-top="0cm" fo:margin-bottom="0.353cm" fo:line-height="115%" fo:text-indent="0cm" style:auto-text-indent="false" style:text-autospace="none"/>
      <style:text-properties style:font-name="Arial" fo:font-size="12pt" fo:language="none" fo:country="none" style:text-underline-style="none" fo:font-weight="bold" style:font-name-asian="Arial1" style:font-size-asian="12pt" style:font-weight-asian="bold" style:font-name-complex="Arial1" style:font-size-complex="12pt" style:font-weight-complex="bold"/>
    </style:style>
    <style:style style:name="P10" style:family="paragraph" style:parent-style-name="Standard" style:list-style-name="">
      <style:paragraph-properties fo:margin-left="0.635cm" fo:margin-right="0cm" fo:margin-top="0cm" fo:margin-bottom="0.353cm" fo:line-height="115%" fo:text-indent="0cm" style:auto-text-indent="false" style:text-autospace="none"/>
      <style:text-properties style:font-name="Arial" fo:font-size="9pt" fo:language="none" fo:country="none" style:text-underline-style="none" fo:font-weight="normal" style:font-name-asian="Arial1" style:font-size-asian="9pt" style:font-weight-asian="normal" style:font-name-complex="Arial1" style:font-size-complex="9pt" style:font-weight-complex="normal"/>
    </style:style>
    <style:style style:name="P11" style:family="paragraph" style:parent-style-name="Standard" style:list-style-name="">
      <style:paragraph-properties fo:margin-left="0.635cm" fo:margin-right="0cm" fo:margin-top="0cm" fo:margin-bottom="0.353cm" fo:line-height="115%" fo:text-indent="0cm" style:auto-text-indent="false" style:text-autospace="none"/>
      <style:text-properties style:font-name="Arial"/>
    </style:style>
    <style:style style:name="P12" style:family="paragraph" style:parent-style-name="Standard" style:list-style-name="">
      <style:paragraph-properties fo:margin-left="0.635cm" fo:margin-right="0cm" fo:margin-top="0cm" fo:margin-bottom="0.353cm" fo:line-height="115%" fo:text-indent="0cm" style:auto-text-indent="false" style:text-autospace="none"/>
      <style:text-properties style:font-name="Arial" fo:font-size="10pt" fo:language="none"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P13" style:family="paragraph" style:parent-style-name="Standard" style:list-style-name="">
      <style:paragraph-properties fo:margin-left="0.635cm" fo:margin-right="0cm" fo:margin-top="0cm" fo:margin-bottom="0.353cm" fo:line-height="115%" fo:text-indent="0cm" style:auto-text-indent="false" style:text-autospace="none"/>
      <style:text-properties style:font-name="Courier New"/>
    </style:style>
    <style:style style:name="P14" style:family="paragraph" style:parent-style-name="Standard" style:list-style-name="">
      <style:paragraph-properties fo:margin-left="0.635cm" fo:margin-right="0cm" fo:margin-top="0cm" fo:margin-bottom="0.353cm" fo:line-height="115%" fo:text-indent="0cm" style:auto-text-indent="false" style:text-autospace="none"/>
      <style:text-properties style:font-name="Courier New" fo:font-size="9pt" fo:language="none" fo:country="none" style:text-underline-style="none" fo:font-weight="normal" style:font-name-asian="Arial1" style:font-size-asian="9pt" style:font-weight-asian="normal" style:font-name-complex="Arial1" style:font-size-complex="9pt" style:font-weight-complex="normal"/>
    </style:style>
    <style:style style:name="P15" style:family="paragraph" style:parent-style-name="Standard" style:list-style-name="">
      <style:paragraph-properties fo:margin-left="0.635cm" fo:margin-right="0cm" fo:margin-top="0cm" fo:margin-bottom="0.353cm" fo:line-height="115%" fo:text-indent="0cm" style:auto-text-indent="false" style:text-autospace="none"/>
      <style:text-properties style:font-name="Courier New" fo:font-size="9pt" fo:language="none" fo:country="none" style:text-underline-style="none" fo:font-weight="normal" style:font-name-asian="Courier New" style:font-size-asian="9pt" style:font-weight-asian="normal" style:font-name-complex="Courier New" style:font-size-complex="9pt" style:font-weight-complex="normal"/>
    </style:style>
    <style:style style:name="P16" style:family="paragraph" style:parent-style-name="Standard" style:list-style-name="">
      <style:paragraph-properties fo:margin-left="0.635cm" fo:margin-right="0cm" fo:margin-top="0cm" fo:margin-bottom="0.353cm" fo:line-height="115%" fo:text-indent="0cm" style:auto-text-indent="false" style:text-autospace="none"/>
      <style:text-properties style:font-name="Courier New" fo:font-size="10pt" fo:language="none" fo:country="none"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T1" style:family="text">
      <style:text-properties fo:font-size="12pt" fo:language="none" fo:country="none" style:text-underline-style="none" fo:font-weight="bold" style:font-size-asian="12pt" style:font-weight-asian="bold" style:font-size-complex="12pt" style:font-weight-complex="bold"/>
    </style:style>
    <style:style style:name="T2" style:family="text">
      <style:text-properties fo:font-size="9pt" fo:language="none" fo:country="none" style:text-underline-style="none" fo:font-weight="bold" style:font-size-asian="9pt" style:font-weight-asian="bold" style:font-size-complex="9pt" style:font-weight-complex="bold"/>
    </style:style>
    <style:style style:name="T3" style:family="text">
      <style:text-properties fo:font-size="9pt" fo:language="none" fo:country="none" style:text-underline-style="none" fo:font-weight="normal" style:font-name-asian="Arial1" style:font-size-asian="9pt" style:font-weight-asian="normal" style:font-name-complex="Arial1" style:font-size-complex="9pt" style:font-weight-complex="normal"/>
    </style:style>
    <style:style style:name="T4" style:family="text">
      <style:text-properties fo:font-size="9pt" fo:language="none" fo:country="none" style:text-underline-style="none" fo:font-weight="normal" style:font-name-asian="Courier New" style:font-size-asian="9pt" style:font-weight-asian="normal" style:font-name-complex="Courier New" style:font-size-complex="9pt" style:font-weight-complex="normal"/>
    </style:style>
    <style:style style:name="T5" style:family="text">
      <style:text-properties fo:font-size="9pt" fo:language="none" fo:country="none" style:text-underline-style="none" fo:font-weight="normal" style:font-name-asian="Calibri" style:font-size-asian="9pt" style:font-weight-asian="normal" style:font-name-complex="Calibri" style:font-size-complex="9pt" style:font-weight-complex="normal"/>
    </style:style>
    <style:style style:name="T6" style:family="text">
      <style:text-properties fo:font-size="9pt" style:text-underline-style="none" fo:font-weight="normal" style:font-size-asian="9pt" style:font-weight-asian="normal" style:font-size-complex="9pt" style:font-weight-complex="normal"/>
    </style:style>
    <style:style style:name="T7" style:family="text">
      <style:text-properties fo:font-size="9pt" style:text-underline-style="none" style:font-size-asian="9pt" style:font-size-complex="9pt"/>
    </style:style>
    <style:style style:name="T8" style:family="text">
      <style:text-properties fo:font-size="16pt" fo:language="none" fo:country="none" style:text-underline-style="none" fo:font-weight="bold" style:font-size-asian="16pt" style:font-weight-asian="bold" style:font-size-complex="16pt" style:font-weight-complex="bold"/>
    </style:style>
    <style:style style:name="T9" style:family="text">
      <style:text-properties style:font-name="Arial1" fo:font-size="9pt" fo:language="none" fo:country="none" style:text-underline-style="none" fo:font-weight="normal" style:font-name-asian="Arial1" style:font-size-asian="9pt" style:font-weight-asian="normal" style:font-name-complex="Arial1" style:font-size-complex="9pt" style:font-weight-complex="normal"/>
    </style:style>
    <style:style style:name="T10" style:family="text">
      <style:text-properties style:font-name="Calibri"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11" style:family="text">
      <style:text-properties fo:font-size="11pt" fo:language="none" fo:country="none" style:text-underline-style="none" fo:font-weight="normal" style:font-name-asian="Calibri" style:font-size-asian="11pt" style:font-weight-asian="normal" style:font-name-complex="Calibri" style:font-size-complex="11pt" style:font-weight-complex="normal"/>
    </style:style>
    <style:style style:name="T12" style:family="text">
      <style:text-properties style:font-name="Courier New" fo:font-size="9pt" fo:language="none" fo:country="none" style:text-underline-style="none" fo:font-weight="normal" style:font-name-asian="Courier New" style:font-size-asian="9pt" style:font-weight-asian="normal" style:font-name-complex="Courier New" style:font-size-complex="9pt" style:font-weight-complex="normal"/>
    </style:style>
    <style:style style:name="T13" style:family="text">
      <style:text-properties fo:color="#000000" style:font-name-asian="Consolas" style:font-name-complex="Consolas"/>
    </style:style>
    <style:style style:name="T14" style:family="text">
      <style:text-properties fo:color="#000000" fo:font-weight="bold" style:font-name-asian="Consolas" style:font-weight-asian="bold" style:font-name-complex="Consolas"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FC: Refactory plan for ChEOPSJ</text:p>
      <text:p text:style-name="P2"><text:span text:style-name="T1">Introduction</text:span><text:span text:style-name="T8"> </text:span></text:p>
      <text:p text:style-name="P3">After looking at the class blueprints and their interactions in codecity, we learned that the classes SVNConnector and SVNLogEntryHandler are only being used by the class DistillChanges (more precisely only in its methods: ExtractChangesFromJavaFiles(), iterateRevisions() and updateOneRev(). We also noticed that both SVN related classes don't really interact with eachother!</text:p>
      <text:p text:style-name="P5"><draw:frame draw:style-name="fr1" draw:name="graphics1" text:anchor-type="as-char" svg:width="10.499cm" svg:height="8.467cm" draw:z-index="0"><draw:image xlink:href="Pictures/20000008000047EF00003F90FAD31C99.wmf" xlink:type="simple" xlink:show="embed" xlink:actuate="onLoad"/></draw:frame></text:p>
      <text:p text:style-name="P4"/>
      <text:p text:style-name="P4"><text:tab/>We can see that there are 11 functions being used (6 of the SVNConnector class) by the DistillChanges class, these will be provided in common interfaces.</text:p>
      <text:p text:style-name="P4">For making our refactoring succesful and preventing risks, we won't use a big bang integration, we will first focus on refactoring the SVNConnector and afterwards refactor the SVNLogEntryHandler. It's very important to work in schematic well ordered steps!</text:p>
      <text:p text:style-name="P6"/>
      <text:p text:style-name="P6">Aspects</text:p>
      <text:list xml:id="list611530087440463734" text:style-name="RTF_5f_Num_20_2">
        <text:list-item>
          <text:p text:style-name="P7">RepositoryConnector Interface with shared functions that are currently in the SVNConnector Class</text:p>
        </text:list-item>
        <text:list-item>
          <text:p text:style-name="P7">For each kind of repository (Git, SVN, ... ) a connector class (SVNConnector, GITConnector, ..) which implements the RepositoryConnector Interface.</text:p>
        </text:list-item>
        <text:list-item>
          <text:p text:style-name="P7">Factory pattern to create the connector of choice</text:p>
        </text:list-item>
        <text:list-item>
          <text:p text:style-name="P7">Singleton pattern, because there can be only one factory object, SVNConnector object, GITConnector object, ...</text:p>
        </text:list-item>
        <text:list-item>
          <text:p text:style-name="P8"><text:span text:style-name="T3">The use of a property file instead of hardcoded configurations.</text:span><text:span text:style-name="T11"><text:line-break/></text:span><text:span text:style-name="T3"><text:tab/>Possible ways to handle this: ordered from worst to best: </text:span><text:span text:style-name="T11"><text:line-break/><text:tab/><text:tab/></text:span><text:span text:style-name="T5">1) Hardcoded Configs (currently)<text:line-break/><text:tab/><text:tab/>2) Config XML/property file<text:line-break/><text:tab/><text:tab/>3) Own Plugin with preferences (however this goes out of the scope of <text:line-break/><text:tab/><text:tab/>our time frame and project description)<text:line-break/></text:span></text:p>
        </text:list-item>
      </text:list>
      <text:p text:style-name="P9"><text:soft-page-break/>Package Structure</text:p>
      <text:p text:style-name="P10">The package 'svnconnection' will be renamed to connections.</text:p>
      <text:p text:style-name="P15">-- be.ac.ua.ansymo.cheopsj.distiller.connections<text:line-break/><text:tab/>---- ConnectionFactory.java (factory)<text:line-break/><text:tab/>---- RepositoryConnector.java (interface)<text:line-break/><text:tab/>---- impl (package)</text:p>
      <text:p text:style-name="P11"><text:span text:style-name="T12">-- be.ac.ua.ansymo.cheopsj.distiller.connections.impl<text:line-break/><text:tab/>---- SVNConnector.java<text:line-break/><text:tab/>---- GITConnector.java</text:span><text:span text:style-name="T3"><text:line-break/><text:tab/></text:span></text:p>
      <text:p text:style-name="P9">Properties file</text:p>
      <text:p text:style-name="P10">Because the location of a file is rather hard to find at runtime when using plugins, the location to the file can be passed to the factory, this way the factory can read what kind of connection it should return, it will be passed furtheron to the Connector classes itself, so those can read the url, username and passwords out of it!</text:p>
      <text:p text:style-name="P11"><text:span text:style-name="T3">The structure would be something like:<text:line-break/><text:line-break/></text:span><text:span text:style-name="T12">type_in_use = SVN<text:line-break/>SVN_username = <text:s/>abc<text:line-break/>SVN_password = def<text:line-break/>SVN_url = http:...</text:span></text:p>
      <text:p text:style-name="P13"><text:span text:style-name="T4">GIT_username = xyz<text:line-break/>GIT_password = klm<text:line-break/>GIT_url = http:...</text:span></text:p>
      <text:p text:style-name="P14"/>
      <text:p text:style-name="P9">RepositoryConnector &lt;interface&gt;</text:p>
      <text:p text:style-name="P15">interface RepositoryConnector{<text:line-break/><text:tab/>void initialize();<text:line-break/><text:tab/>void updateToRevision(File, long, IProgressMonitor);<text:line-break/><text:tab/>long getCurrentRevision(File);<text:span text:style-name="T14"><text:line-break/><text:tab/></text:span><text:span text:style-name="T13">void getCommitMessage(File , long , SVNLogEntryHandler);<text:line-break/><text:tab/>String getFileContents(String, long );</text:span></text:p>
      <text:p text:style-name="P15">}</text:p>
      <text:p text:style-name="P9">SVNConnector &amp; GITConnector &lt;class&gt;</text:p>
      <text:p text:style-name="P14">class SVNConnector implements RepositoryConnector{<text:line-break/><text:tab/>SVNConnecter();<text:line-break/><text:tab/>//implementation of the 5 functions of the interface<text:line-break/><text:tab/>RepositoryConnector getConnector(File configFile);<text:line-break/><text:tab/>//will be explained below</text:p>
      <text:p text:style-name="P14">}</text:p>
      <text:p text:style-name="P14">class GITConnector implements RepositoryConnector{<text:line-break/><text:tab/>GITConnecter();<text:line-break/><text:tab/>//implementation of the 5 functions of the interface<text:line-break/><text:tab/>RepositoryConnector getConnector(File configFile);<text:line-break/><text:tab/>//will be explained below</text:p>
      <text:p text:style-name="P14">}</text:p>
      <text:p text:style-name="P9"/>
      <text:p text:style-name="P9"><text:soft-page-break/>Possible improvement for the future</text:p>
      <text:p text:style-name="P10">In case we notice that there is a lot of shared common functionality between all Connector classes, we could add an abstract connector class which get's extended by the SVNConnector &amp; GITConnector, this way common private functions can be used. However our first goal is making it work, then make it better!</text:p>
      <text:p text:style-name="P10"/>
      <text:p text:style-name="P9">RepositoryFactory</text:p>
      <text:p text:style-name="P10">The factory will be provide the function:</text:p>
      <text:p text:style-name="P14">RepositoryConnector RepositoryFactory.getConnector(File configFile);</text:p>
      <text:p text:style-name="P10">which returns an object that implements the interface 'RepositoryConnector'</text:p>
      <text:p text:style-name="P12">Singleton<text:line-break/><text:span text:style-name="T6">The repositoryFactory (as well as the Connectors itself) are singletons, therefore only one object can be created out of it. This is done as follows:</text:span></text:p>
      <text:p text:style-name="P16"><text:span text:style-name="T6">public class RepositoryFactory{</text:span></text:p>
      <text:p text:style-name="P16"><text:span text:style-name="T6"><text:tab/>static private RepositoryFactory singleton;</text:span></text:p>
      <text:p text:style-name="P16"><text:span text:style-name="T6"><text:tab/></text:span><text:span text:style-name="T7">private</text:span><text:span text:style-name="T6"> RepositoryFactory();<text:line-break/><text:tab/>//this is made private so other classes can't create a new object by just calling new RepositoryFactory();</text:span></text:p>
      <text:p text:style-name="P16"><text:span text:style-name="T6"><text:tab/></text:span><text:span text:style-name="T7">private</text:span><text:span text:style-name="T6"> static RepositoryFactory getFactory(){<text:line-break/><text:tab/><text:tab/>if(singleton == null){<text:line-break/><text:tab/><text:tab/><text:tab/>singleton = new RepositoryFactory();<text:line-break/><text:tab/><text:tab/>}<text:line-break/><text:tab/><text:tab/>return singleton;<text:line-break/><text:tab/>}</text:span></text:p>
      <text:p text:style-name="P16"><text:span text:style-name="T6"><text:tab/>public static RepositoryConnector getConnector(File configFile){<text:line-break/><text:tab/><text:tab/>RepositoryFactory factory = RepositoryFactory.getFactory();<text:line-break/><text:tab/><text:tab/>RepositoryConnection RC = factory.instantiateConnection(File configFile);<text:line-break/><text:tab/><text:tab/>return RC;<text:line-break/><text:tab/>}</text:span></text:p>
      <text:p text:style-name="P16"><text:span text:style-name="T6"><text:tab/>private RepositoryConnection instantiateConnection(File configFile){<text:line-break/><text:tab/><text:tab/>String type = fetchFromPropertiesFile(File,type_in_use);</text:span></text:p>
      <text:p text:style-name="P13"><text:span text:style-name="T3"><text:tab/><text:tab/>if(type.</text:span><text:span text:style-name="T6">equalsIgnoreCase(“svn”){<text:line-break/><text:tab/><text:tab/><text:tab/>return SVNConnector.getConnector(File configFile);<text:line-break/><text:tab/><text:tab/>}else if(</text:span><text:span text:style-name="T3">type.</text:span><text:span text:style-name="T6">equalsIgnoreCase(“git”){<text:line-break/><text:tab/><text:tab/><text:tab/>return GITConnector.getConnector(File configFile);<text:line-break/><text:tab/><text:tab/>}</text:span><text:span text:style-name="T3"><text:line-break/><text:tab/>}</text:span></text:p>
      <text:p text:style-name="P16"><text:span text:style-name="T6">}</text:span></text:p>
      <text:p text:style-name="P9"/>
      <text:p text:style-name="P9">SVNConnector's getConnector function (same for GITConnector)</text:p>
      <text:p text:style-name="P14">public static RepositoryConnector getConnector(File configFile){<text:line-break/><text:tab/>if(singleton == null){<text:line-break/><text:tab/><text:tab/>String username = fetchFromPropertiesFile(File,SVN_username);<text:line-break/><text:tab/><text:tab/>String password = fetchFromPropertiesFile(File,SVN_password);<text:line-break/><text:tab/><text:tab/>singleton = new SVNConnector(username,password);<text:line-break/><text:soft-page-break/><text:tab/>}<text:line-break/><text:tab/>return singleton;<text:line-break/>}</text:p>
      <text:p text:style-name="P12">Singleton<text:line-break/><text:span text:style-name="T6">Like said above, the Connector classes itself are singletons too, therefor they should also have:</text:span></text:p>
      <text:p text:style-name="P16"><text:span text:style-name="T6">static private SVNConnector singleton;<text:line-break/>private SVNConnector(username,password);</text:span></text:p>
      <text:p text:style-name="P16"><text:span text:style-name="T6"/></text:p>
      <text:p text:style-name="P16"/>
      <text:p text:style-name="P9">What's next?</text:p>
      <text:p text:style-name="P12"><text:span text:style-name="T6">Well the next step is doing almost the same process but then for the SVNLogEntryHand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Arial1"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Janssens </meta:initial-creator>
    <meta:creation-date>2013-08-15T01:35:39.79</meta:creation-date>
    <dc:date>2013-08-15T02:25:27.05</dc:date>
    <dc:creator>Daan Janssens </dc:creator>
    <meta:editing-duration>PT19M4S</meta:editing-duration>
    <meta:editing-cycles>2</meta:editing-cycles>
    <meta:generator>OpenOffice/4.0.0$Win32 OpenOffice.org_project/400m3$Build-9702</meta:generator>
    <meta:document-statistic meta:table-count="0" meta:image-count="1" meta:object-count="0" meta:page-count="4" meta:paragraph-count="49" meta:word-count="665" meta:character-count="5329"/>
  </office:meta>
</office:document-meta>
</file>